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739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782cm" fo:min-width="6.80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7.239cm" svg:height="2.032cm" svg:x="7.096cm" svg:y="1.635cm">
          <text:p text:style-name="P1">Events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7.239cm" svg:height="2.032cm" svg:x="7.096cm" svg:y="4.81cm">
          <text:p text:style-name="P1">Bootable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7.239cm" svg:height="2.032cm" svg:x="2.397cm" svg:y="8.112cm">
          <text:p text:style-name="P1">Medi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7.239cm" svg:height="2.032cm" svg:x="11.668cm" svg:y="8.112cm">
          <text:p text:style-name="P1">MediatorUs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7.239cm" svg:height="2.032cm" svg:x="2.397cm" svg:y="11.16cm">
          <text:p text:style-name="P1">Orchestrator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7.301cm" svg:height="2.032cm" svg:x="11.668cm" svg:y="11.187cm">
          <text:p text:style-name="P1">Serv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3" draw:layer="layout" svg:x1="11.668cm" svg:y1="9.128cm" svg:x2="9.636cm" svg:y2="12.176cm" draw:start-shape="id1" draw:start-glue-point="3" draw:end-shape="id2" draw:end-glue-point="1" svg:d="M11668 9128h-1017v3048h-1015" svg:viewBox="0 0 2033 3049">
          <text:p/>
        </draw:connector>
        <draw:connector draw:style-name="gr3" draw:text-style-name="P3" draw:layer="layout" svg:x1="10.715cm" svg:y1="3.667cm" svg:x2="10.715cm" svg:y2="4.81cm" draw:start-shape="id3" draw:start-glue-point="2" draw:end-shape="id4" draw:end-glue-point="0" svg:d="M10715 3667v1143" svg:viewBox="0 0 1 1144">
          <text:p/>
        </draw:connector>
        <draw:connector draw:style-name="gr3" draw:text-style-name="P3" draw:layer="layout" svg:x1="10.715cm" svg:y1="6.842cm" svg:x2="6.016cm" svg:y2="8.112cm" draw:start-shape="id4" draw:start-glue-point="2" draw:end-shape="id5" draw:end-glue-point="0" svg:d="M10715 6842v635h-4699v635" svg:viewBox="0 0 4700 1271">
          <text:p/>
        </draw:connector>
        <draw:connector draw:style-name="gr3" draw:text-style-name="P3" draw:layer="layout" svg:x1="10.715cm" svg:y1="6.842cm" svg:x2="15.287cm" svg:y2="8.112cm" draw:start-shape="id4" draw:start-glue-point="2" draw:end-shape="id1" draw:end-glue-point="0" svg:d="M10715 6842v635h4572v635" svg:viewBox="0 0 4573 1271">
          <text:p/>
        </draw:connector>
        <draw:connector draw:style-name="gr3" draw:text-style-name="P3" draw:layer="layout" svg:x1="15.287cm" svg:y1="10.144cm" svg:x2="15.318cm" svg:y2="11.187cm" draw:start-shape="id1" draw:start-glue-point="2" draw:end-shape="id6" draw:end-glue-point="0" svg:d="M15287 10144v522h31v521" svg:viewBox="0 0 32 10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2.4.2$Windows_X86_64 LibreOffice_project/2412653d852ce75f65fbfa83fb7e7b669a126d64</meta:generator>
    <dc:date>2019-07-05T17:44:36.368000000</dc:date>
    <meta:editing-duration>PT20M18S</meta:editing-duration>
    <meta:editing-cycles>10</meta:editing-cycles>
    <meta:document-statistic meta:object-count="11"/>
  </office:meta>
</office:document-meta>
</file>